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evor Bramwell</text:p>
      <text:p text:style-name="Standard">COMM218 – Interpersonal Communication</text:p>
      <text:p text:style-name="Standard">Imran Haider</text:p>
      <text:p text:style-name="Standard">May 27, 2013</text:p>
      <text:p text:style-name="Standard"/>
      <text:p text:style-name="P1">Campaign Assignment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Bramwell</meta:initial-creator>
    <meta:creation-date>2013-05-27T12:11:01</meta:creation-date>
    <dc:date>2013-05-27T12:14:55</dc:date>
    <dc:creator>Trevor Bramwell</dc:creator>
    <meta:editing-duration>P0D</meta:editing-duration>
    <meta:editing-cycles>1</meta:editing-cycles>
    <meta:document-statistic meta:table-count="0" meta:image-count="0" meta:object-count="0" meta:page-count="1" meta:paragraph-count="5" meta:word-count="13" meta:character-count="95" meta:non-whitespace-character-count="87"/>
    <meta:generator>LibreOffice/3.5$Linux_x86 LibreOffice_project/350m1$Build-2</meta:generator>
  </office:meta>
</office:document-meta>
</file>